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ime elapsed was 53377ns or 0.000053377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63764ns or 0.000063764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55730ns or 0.000055730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51428ns or 0.000051428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52877ns or 0.000052877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58912ns or 0.000058912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55922ns or 0.000055922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59974ns or 0.000059974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52489ns or 0.000052489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me elapsed was 60013ns or 0.000060013s</text:p>
          </table:table-cell>
          <table:table-cell table:number-columns-repeated="16383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ell</meta:initial-creator>
    <dc:creator>Windows User</dc:creator>
    <meta:creation-date>2019-12-13T16:06:07Z</meta:creation-date>
    <dc:date>2020-01-05T16:31:13Z</dc:date>
    <meta:editing-cycles>1</meta:editing-cycles>
    <meta:editing-duration>PT26S</meta:editing-duration>
  </office:meta>
</office:document-meta>
</file>